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F000000AD2060BFBA869AD8B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2.4543in" svg:y="7.528in" svg:width="2.9898in" svg:height="1.802in" draw:z-index="0"><draw:image xlink:href="Pictures/100000010000011F000000AD2060BFBA869AD8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6T12:56:32.928000000</dc:date>
    <meta:editing-duration>PT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Windows_X86_64 LibreOffice_project/d1d0ea68f081ee2800a922cac8f79445e4603348</meta:generator>
  </office:meta>
</office:document-meta>
</file>